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9C405A9B05926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0000" draw:auto-grow-height="true" fo:min-height="15.805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0000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ff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GIT Stashing: Example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Stash 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Why GIT Stashing?<text:line-break/>GIT Stash is used to save your uncommit Changes so that you can work on something else and revert them from your Working Directory.<text:line-break/><text:line-break/>Commands :<text:line-break/><text:span text:style-name="T2">git stash</text:span><text:span text:style-name="T2"><text:line-break/></text:span><text:span text:style-name="T2">git stash apply</text:span></text:p>
                <text:p text:style-name="P4"><text:span text:style-name="T2">git stash list</text:span></text:p>
                <text:p text:style-name="P4"><text:span text:style-name="T2">git stash drop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9C405A9B059266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5-19T22:15:36.211302418</dc:date>
    <meta:editing-duration>PT12H29M20S</meta:editing-duration>
    <meta:editing-cycles>32</meta:editing-cycles>
    <meta:generator>LibreOffice/5.1.6.2$Linux_X86_64 LibreOffice_project/10m0$Build-2</meta:generator>
    <meta:document-statistic meta:object-count="49"/>
  </office:meta>
</office:document-meta>
</file>